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6"/>
    <style:style style:name="P14" style:family="paragraph" style:parent-style-name="Heading_20_1">
      <style:paragraph-properties fo:margin-top="0cm" fo:margin-bottom="0.247cm" style:contextual-spacing="false" fo:line-height="115%" fo:text-align="center" style:justify-single-word="false"/>
    </style:style>
    <style:style style:name="P15" style:family="paragraph" style:parent-style-name="Heading_20_2">
      <style:paragraph-properties fo:margin-top="0cm" fo:margin-bottom="0.247cm" style:contextual-spacing="false" fo:line-height="115%"/>
    </style:style>
    <style:style style:name="P16" style:family="paragraph" style:parent-style-name="Heading_20_3">
      <style:paragraph-properties fo:margin-top="0cm" fo:margin-bottom="0.247cm" style:contextual-spacing="false" fo:line-height="115%"/>
    </style:style>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7"/>
    <style:style style:name="P19" style:family="paragraph" style:parent-style-name="Text_20_body" style:list-style-name="L8">
      <style:paragraph-properties fo:margin-top="0cm" fo:margin-bottom="0cm" style:contextual-spacing="false"/>
    </style:style>
    <style:style style:name="P20" style:family="paragraph" style:parent-style-name="Text_20_body" style:list-style-name="L8"/>
    <style:style style:name="P21" style:family="paragraph" style:parent-style-name="Text_20_body" style:list-style-name="L9">
      <style:paragraph-properties fo:margin-top="0cm" fo:margin-bottom="0cm" style:contextual-spacing="false"/>
    </style:style>
    <style:style style:name="P22" style:family="paragraph" style:parent-style-name="Text_20_body" style:list-style-name="L9"/>
    <style:style style:name="P23" style:family="paragraph" style:parent-style-name="Heading_20_2">
      <style:paragraph-properties fo:margin-top="0cm" fo:margin-bottom="0.247cm" style:contextual-spacing="false" fo:line-height="115%" fo:text-align="start" style:justify-single-word="false"/>
    </style:style>
    <style:style style:name="P24" style:family="paragraph" style:parent-style-name="Heading_20_3">
      <style:paragraph-properties fo:margin-top="0cm" fo:margin-bottom="0.247cm" style:contextual-spacing="false" fo:line-height="115%" fo:text-align="start" style:justify-single-word="false"/>
    </style:style>
    <style:style style:name="P25" style:family="paragraph" style:parent-style-name="Text_20_body" style:list-style-name="L10">
      <style:paragraph-properties fo:margin-top="0cm" fo:margin-bottom="0cm" style:contextual-spacing="false" fo:text-align="start" style:justify-single-word="false"/>
    </style:style>
    <style:style style:name="P26" style:family="paragraph" style:parent-style-name="Text_20_body" style:list-style-name="L10">
      <style:paragraph-properties fo:text-align="start" style:justify-single-word="false"/>
    </style:style>
    <style:style style:name="P27" style:family="paragraph" style:parent-style-name="Text_20_body" style:list-style-name="L11">
      <style:paragraph-properties fo:margin-top="0cm" fo:margin-bottom="0cm" style:contextual-spacing="false" fo:text-align="start" style:justify-single-word="false"/>
    </style:style>
    <style:style style:name="P28" style:family="paragraph" style:parent-style-name="Text_20_body" style:list-style-name="L11">
      <style:paragraph-properties fo:text-align="start" style:justify-single-word="false"/>
    </style:style>
    <style:style style:name="P29" style:family="paragraph" style:parent-style-name="Text_20_body" style:list-style-name="L12">
      <style:paragraph-properties fo:margin-top="0cm" fo:margin-bottom="0cm" style:contextual-spacing="false" fo:text-align="start" style:justify-single-word="false"/>
    </style:style>
    <style:style style:name="P30" style:family="paragraph" style:parent-style-name="Text_20_body" style:list-style-name="L12">
      <style:paragraph-properties fo:text-align="start" style:justify-single-word="false"/>
    </style:style>
    <style:style style:name="P31" style:family="paragraph" style:parent-style-name="Text_20_body">
      <style:paragraph-properties fo:text-align="start" style:justify-single-word="false"/>
    </style:style>
    <style:style style:name="T1" style:family="text">
      <style:text-properties officeooo:rsid="001790e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h>
      <text:h text:style-name="P1" text:outline-level="1"><text:span text:style-name="Strong_20_Emphasis">CosmiCrowd - Galaxie Collaborative Interactive</text:span></text:h>
      <text:h text:style-name="Heading_20_2" text:outline-level="2"><text:span text:style-name="Strong_20_Emphasis">Contexte du projet</text:span></text:h>
      <text:p text:style-name="Text_20_body">CosmiCrowd est un projet de validation de fin de formation développeur web/web mobile réalisé chez Simplon. Ce projet CRUD démontre l'application pratique des compétences full-stack acquises durant la formation.</text:p>
      <text:h text:style-name="Heading_20_2" text:outline-level="2"><text:span text:style-name="Strong_20_Emphasis">Concept et vision</text:span></text:h>
      <text:p text:style-name="Text_20_body">CosmiCrowd est une application web collaborative permettant aux utilisateurs de s'approprier des systèmes solaires au sein d'une galaxie partagée. Le projet propose une expérience immersive grâce à une visualisation 3D d'une galaxie comprenant environ 8000 systèmes stellaires, 30000 planètes et 45000 lunes, où chaque utilisateur peut observer et interagir avec les créations des autres.</text:p>
      <text:h text:style-name="Heading_20_2" text:outline-level="2"><text:span text:style-name="Strong_20_Emphasis">Fonctionnalités principales</text:span></text:h>
      <text:h text:style-name="Heading_20_3" text:outline-level="3"><text:span text:style-name="Strong_20_Emphasis">Exploration galactique</text:span></text:h>
      <text:list text:style-name="L1">
        <text:list-item>
          <text:p text:style-name="P2">Animation Three.js interactive permettant la navigation libre dans la galaxie </text:p>
        </text:list-item>
        <text:list-item>
          <text:p text:style-name="P2">Système de "claim" - appropriation de systèmes stellaires (limite de 3 par utilisateur) </text:p>
        </text:list-item>
        <text:list-item>
          <text:p text:style-name="P2">Visualisation détaillée des systèmes individuels avec orbites planétaires et lunaires</text:p>
        </text:list-item>
        <text:list-item>
          <text:p text:style-name="P3">Moteur de recherche avec filtres multiples (systèmes, planètes, lunes, utilisateurs) </text:p>
        </text:list-item>
      </text:list>
      <text:h text:style-name="Heading_20_3" text:outline-level="3"><text:span text:style-name="Strong_20_Emphasis">Personnalisation astronomique</text:span></text:h>
      <text:list text:style-name="L2">
        <text:list-item>
          <text:p text:style-name="P4">Édition des propriétés stellaires (masse, gravité, luminosité, température, <text:span text:style-name="T1">etc...</text:span>) basée sur des données réalistes </text:p>
        </text:list-item>
        <text:list-item>
          <text:p text:style-name="P4">Création et modification de planètes (<text:span text:style-name="T1">0 </text:span>à 8 par système) et lunes (0 à 3 par planète) </text:p>
        </text:list-item>
        <text:list-item>
          <text:p text:style-name="P4">Paramètres orbitaux : apogée, périgée, inclinaison, <text:span text:style-name="T1">masse, gravité</text:span> selon les contraintes physiques réelles </text:p>
        </text:list-item>
        <text:list-item>
          <text:p text:style-name="P5">Génération de wallpapers personnalisables depuis la vue système </text:p>
        </text:list-item>
      </text:list>
      <text:h text:style-name="Heading_20_3" text:outline-level="3"><text:span text:style-name="Strong_20_Emphasis">Dimension sociale</text:span></text:h>
      <text:list text:style-name="L3">
        <text:list-item>
          <text:p text:style-name="P6">Système de likes pour les systèmes, planètes, lunes et wallpapers </text:p>
        </text:list-item>
        <text:list-item>
          <text:p text:style-name="P6">Profils publics présentant les créations et contenus les plus populaires </text:p>
        </text:list-item>
        <text:list-item>
          <text:p text:style-name="P7">Pages de découverte : derniers systèmes créés et systèmes les plus appréciés </text:p>
        </text:list-item>
      </text:list>
      <text:h text:style-name="Heading_20_2" text:outline-level="2"><text:soft-page-break/><text:span text:style-name="Strong_20_Emphasis"><text:line-break/><text:line-break/>Architecture technique</text:span></text:h>
      <text:h text:style-name="Heading_20_3" text:outline-level="3"><text:span text:style-name="Strong_20_Emphasis">Backend - Laravel (dernière version)</text:span></text:h>
      <text:list text:style-name="L4">
        <text:list-item>
          <text:p text:style-name="P8"><text:span text:style-name="Strong_20_Emphasis">Base de données</text:span> : MariaDB avec relations entre entités astronomiques </text:p>
        </text:list-item>
        <text:list-item>
          <text:p text:style-name="P8"><text:span text:style-name="Strong_20_Emphasis">Authentification</text:span> : Laravel Sanctum pour la gestion des tokens API </text:p>
        </text:list-item>
        <text:list-item>
          <text:p text:style-name="P8"><text:span text:style-name="Strong_20_Emphasis">Génération de données</text:span> : Factories et Seeders pour créer une galaxie avec algorithme de distribution normale (densité décroissante du centre vers la périphérie) </text:p>
        </text:list-item>
        <text:list-item>
          <text:p text:style-name="P8"><text:span text:style-name="Strong_20_Emphasis">Sécurité</text:span> : Middlewares d'ownership, throttling, CORS, validation via Eloquent </text:p>
        </text:list-item>
        <text:list-item>
          <text:p text:style-name="P9"><text:span text:style-name="Strong_20_Emphasis">APIs REST</text:span> : Architecture découplée avec validation des données </text:p>
        </text:list-item>
      </text:list>
      <text:h text:style-name="Heading_20_3" text:outline-level="3"><text:span text:style-name="Strong_20_Emphasis">Frontend - Angular 17+</text:span></text:h>
      <text:list text:style-name="L5">
        <text:list-item>
          <text:p text:style-name="P10"><text:span text:style-name="Strong_20_Emphasis">Rendu 3D</text:span> : Three.js pour les animations galactiques </text:p>
        </text:list-item>
        <text:list-item>
          <text:p text:style-name="P10"><text:span text:style-name="Strong_20_Emphasis">Responsive Design</text:span> : CSS vanilla pour une compatibilité optimale </text:p>
        </text:list-item>
        <text:list-item>
          <text:p text:style-name="P10"><text:span text:style-name="Strong_20_Emphasis">Validation</text:span> : Services de vérification de formulaires côté client </text:p>
        </text:list-item>
        <text:list-item>
          <text:p text:style-name="P11"><text:span text:style-name="Strong_20_Emphasis">Architecture</text:span> : SPA avec routing </text:p>
        </text:list-item>
      </text:list>
      <text:h text:style-name="Heading_20_3" text:outline-level="3"><text:span text:style-name="Strong_20_Emphasis">Fonctionnalités système</text:span></text:h>
      <text:list text:style-name="L6">
        <text:list-item>
          <text:p text:style-name="P12"><text:span text:style-name="Strong_20_Emphasis">Gestion utilisateur</text:span> : Inscription, connexion, récupération de mot de passe avec tokens temporaires </text:p>
        </text:list-item>
        <text:list-item>
          <text:p text:style-name="P12"><text:span text:style-name="Strong_20_Emphasis">Communication</text:span> : Système de contact intégré, templates d'emails via Blade </text:p>
        </text:list-item>
        <text:list-item>
          <text:p text:style-name="P13"><text:span text:style-name="Strong_20_Emphasis">Optimisation</text:span> : Conception orientée performance pour le rendu d'objets 3D multiples </text:p>
        </text:list-item>
      </text:list>
      <text:h text:style-name="Heading_20_2" text:outline-level="2"><text:span text:style-name="Strong_20_Emphasis">Pages et navigation</text:span></text:h>
      <text:p text:style-name="Text_20_body">L'application propose une navigation fluide avec : page d'accueil immersive, gestion des systèmes personnels, profils utilisateurs publics, visualisation et édition de systèmes, gestion de compte complète, découverte de contenu populaire et récent.</text:p>
      <text:h text:style-name="Heading_20_2" text:outline-level="2"><text:span text:style-name="Strong_20_Emphasis">Perspectives d'évolution</text:span></text:h>
      <text:p text:style-name="Text_20_body">Le projet pose les bases d'un univers extensible avec la possibilité d'ajouter plusieurs galaxies où les utilisateurs pourront choisir librement les coordonnées de leurs étoiles, transformant l'expérience de "claim" en création spatiale libre.</text:p>
      <text:p text:style-name="Text_20_body"/>
      <text:p text:style-name="Text_20_body"/>
      <text:h text:style-name="P14" text:outline-level="1"><text:soft-page-break/><text:span text:style-name="Strong_20_Emphasis"/></text:h>
      <text:h text:style-name="P14" text:outline-level="1"><text:span text:style-name="Strong_20_Emphasis"/></text:h>
      <text:h text:style-name="P14" text:outline-level="1"><text:span text:style-name="Strong_20_Emphasis">CosmiCrowd - Collaborative Interactive Galaxy</text:span></text:h>
      <text:h text:style-name="P15" text:outline-level="2"><text:span text:style-name="Strong_20_Emphasis">Project Context</text:span></text:h>
      <text:p text:style-name="Text_20_body">CosmiCrowd is a final validation project for web/mobile web developer training completed at Simplon. This CRUD project demonstrates the practical application of full-stack skills acquired during the training program.</text:p>
      <text:h text:style-name="P15" text:outline-level="2"><text:span text:style-name="Strong_20_Emphasis">Concept and Vision</text:span></text:h>
      <text:p text:style-name="Text_20_body">CosmiCrowd is a collaborative web application allowing users to claim solar systems within a shared galaxy. The project offers an immersive experience through 3D visualization of a galaxy containing approximately 8,000 stellar systems, 30,000 planets, and 45,000 moons, where each user can observe and interact with others' creations.</text:p>
      <text:h text:style-name="P15" text:outline-level="2"><text:span text:style-name="Strong_20_Emphasis">Main Features</text:span></text:h>
      <text:h text:style-name="P16" text:outline-level="3"><text:span text:style-name="Strong_20_Emphasis">Galactic Exploration</text:span></text:h>
      <text:list text:style-name="L7">
        <text:list-item>
          <text:p text:style-name="P17">Interactive Three.js animation allowing free navigation within the galaxy </text:p>
        </text:list-item>
        <text:list-item>
          <text:p text:style-name="P17">"Claim" system - appropriation of stellar systems (limit of 3 per user) </text:p>
        </text:list-item>
        <text:list-item>
          <text:p text:style-name="P17">Detailed visualization of individual systems with planetary and lunar orbits </text:p>
        </text:list-item>
        <text:list-item>
          <text:p text:style-name="P18">Search engine with multiple filters (systems, planets, moons, users) </text:p>
        </text:list-item>
      </text:list>
      <text:h text:style-name="P16" text:outline-level="3"><text:span text:style-name="Strong_20_Emphasis">Astronomical Customization</text:span></text:h>
      <text:list text:style-name="L8">
        <text:list-item>
          <text:p text:style-name="P19">Editing of stellar properties (mass, gravity, luminosity, temperature, etc.) based on realistic data </text:p>
        </text:list-item>
        <text:list-item>
          <text:p text:style-name="P19">Creation and modification of planets (0 to 8 per system) and moons (0 to 3 per planet) </text:p>
        </text:list-item>
        <text:list-item>
          <text:p text:style-name="P19">Orbital parameters: apogee, perigee, inclination, mass, gravity according to real physical constraints </text:p>
        </text:list-item>
        <text:list-item>
          <text:p text:style-name="P20">Customizable wallpaper generation from system view </text:p>
        </text:list-item>
      </text:list>
      <text:h text:style-name="P16" text:outline-level="3"><text:span text:style-name="Strong_20_Emphasis">Social Dimension</text:span></text:h>
      <text:list text:style-name="L9">
        <text:list-item>
          <text:p text:style-name="P21">Like system for systems, planets, moons, and wallpapers </text:p>
        </text:list-item>
        <text:list-item>
          <text:p text:style-name="P21">Public profiles showcasing creations and most popular content </text:p>
        </text:list-item>
        <text:list-item>
          <text:p text:style-name="P22">Discovery pages: latest created systems and most appreciated systems </text:p>
        </text:list-item>
      </text:list>
      <text:p text:style-name="Text_20_body"/>
      <text:p text:style-name="Text_20_body"/>
      <text:p text:style-name="Text_20_body"/>
      <text:p text:style-name="Text_20_body"><text:soft-page-break/></text:p>
      <text:h text:style-name="P23" text:outline-level="2"><text:span text:style-name="Strong_20_Emphasis"/></text:h>
      <text:h text:style-name="P23" text:outline-level="2"><text:span text:style-name="Strong_20_Emphasis"/></text:h>
      <text:h text:style-name="P23" text:outline-level="2"><text:span text:style-name="Strong_20_Emphasis">Technical Architecture</text:span></text:h>
      <text:h text:style-name="P24" text:outline-level="3"><text:span text:style-name="Strong_20_Emphasis">Backend - Laravel (latest version)</text:span></text:h>
      <text:list text:style-name="L10">
        <text:list-item>
          <text:p text:style-name="P25"><text:span text:style-name="Strong_20_Emphasis">Database</text:span>: MariaDB with relationships between astronomical entities </text:p>
        </text:list-item>
        <text:list-item>
          <text:p text:style-name="P25"><text:span text:style-name="Strong_20_Emphasis">Authentication</text:span>: Laravel Sanctum for API token management </text:p>
        </text:list-item>
        <text:list-item>
          <text:p text:style-name="P25"><text:span text:style-name="Strong_20_Emphasis">Data Generation</text:span>: Factories and Seeders to create a galaxy with normal distribution algorithm (decreasing density from center to periphery) </text:p>
        </text:list-item>
        <text:list-item>
          <text:p text:style-name="P25"><text:span text:style-name="Strong_20_Emphasis">Security</text:span>: Ownership middlewares, throttling, CORS, validation via Eloquent </text:p>
        </text:list-item>
        <text:list-item>
          <text:p text:style-name="P26"><text:span text:style-name="Strong_20_Emphasis">REST APIs</text:span>: Decoupled architecture with data validation </text:p>
        </text:list-item>
      </text:list>
      <text:h text:style-name="P24" text:outline-level="3"><text:span text:style-name="Strong_20_Emphasis">Frontend - Angular 17+</text:span></text:h>
      <text:list text:style-name="L11">
        <text:list-item>
          <text:p text:style-name="P27"><text:span text:style-name="Strong_20_Emphasis">3D Rendering</text:span>: Three.js for galactic animations </text:p>
        </text:list-item>
        <text:list-item>
          <text:p text:style-name="P27"><text:span text:style-name="Strong_20_Emphasis">Responsive Design</text:span>: Vanilla CSS for optimal compatibility </text:p>
        </text:list-item>
        <text:list-item>
          <text:p text:style-name="P27"><text:span text:style-name="Strong_20_Emphasis">Validation</text:span>: Client-side form validation services </text:p>
        </text:list-item>
        <text:list-item>
          <text:p text:style-name="P28"><text:span text:style-name="Strong_20_Emphasis">Architecture</text:span>: SPA with routing </text:p>
        </text:list-item>
      </text:list>
      <text:h text:style-name="P24" text:outline-level="3"><text:span text:style-name="Strong_20_Emphasis">System Features</text:span></text:h>
      <text:list text:style-name="L12">
        <text:list-item>
          <text:p text:style-name="P29"><text:span text:style-name="Strong_20_Emphasis">User Management</text:span>: Registration, login, password recovery with temporary tokens </text:p>
        </text:list-item>
        <text:list-item>
          <text:p text:style-name="P29"><text:span text:style-name="Strong_20_Emphasis">Communication</text:span>: Integrated contact system, email templates via Blade </text:p>
        </text:list-item>
        <text:list-item>
          <text:p text:style-name="P30"><text:span text:style-name="Strong_20_Emphasis">Optimization</text:span>: Performance-oriented design for multiple 3D object rendering </text:p>
        </text:list-item>
      </text:list>
      <text:h text:style-name="P23" text:outline-level="2"><text:span text:style-name="Strong_20_Emphasis">Pages and Navigation</text:span></text:h>
      <text:p text:style-name="P31">The application offers smooth navigation with: immersive homepage, personal system management, public user profiles, system visualization and editing, complete account management, popular and recent content discovery.</text:p>
      <text:h text:style-name="P23" text:outline-level="2"><text:span text:style-name="Strong_20_Emphasis">Evolution Prospects</text:span></text:h>
      <text:p text:style-name="P31">The project lays the foundation for an extensible universe with the possibility of adding multiple galaxies where users can freely choose their stars' coordinates, transforming the "claim" experience into free spatial cre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1T16:41:59.752263614</meta:creation-date>
    <dc:date>2025-07-22T09:28:19.081993932</dc:date>
    <meta:editing-duration>PT9M28S</meta:editing-duration>
    <meta:editing-cycles>2</meta:editing-cycles>
    <meta:generator>LibreOffice/25.2.5.2$Linux_X86_64 LibreOffice_project/520$Build-2</meta:generator>
    <meta:document-statistic meta:table-count="0" meta:image-count="0" meta:object-count="0" meta:page-count="4" meta:paragraph-count="80" meta:word-count="863" meta:character-count="6187" meta:non-whitespace-character-count="5403"/>
  </office:meta>
</office:document-meta>
</file>